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883e8" officeooo:paragraph-rsid="000883e8"/>
    </style:style>
    <style:style style:name="P2" style:family="paragraph" style:parent-style-name="Standard">
      <style:paragraph-properties fo:text-align="center" style:justify-single-word="false"/>
      <style:text-properties fo:font-size="22pt" officeooo:rsid="000740e3" officeooo:paragraph-rsid="00097dfd"/>
    </style:style>
    <style:style style:name="P3" style:family="paragraph" style:parent-style-name="Standard">
      <style:paragraph-properties fo:text-align="center" style:justify-single-word="false"/>
      <style:text-properties fo:font-size="26pt" officeooo:rsid="000b3266" officeooo:paragraph-rsid="000b3266"/>
    </style:style>
    <style:style style:name="T1" style:family="text">
      <style:text-properties officeooo:rsid="000b3266"/>
    </style:style>
    <style:style style:name="T2" style:family="text">
      <style:text-properties officeooo:rsid="000740e3"/>
    </style:style>
    <style:style style:name="T3" style:family="text">
      <style:text-properties fo:color="#000080" loext:opacity="100%" fo:font-size="18pt"/>
    </style:style>
    <style:style style:name="T4" style:family="text">
      <style:text-properties fo:color="#2a6099" loext:opacity="100%" fo:font-size="18pt"/>
    </style:style>
    <style:style style:name="T5" style:family="text">
      <style:text-properties officeooo:rsid="00097d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ing an ICO file is HIGHLY dependent on the image having equal height &amp; width.</text:span><text:line-break/><text:line-break/>If <text:span text:style-name="T1">the image doesn’t have equal height &amp; width</text:span>, Then i<text:span text:style-name="T2">n illustrator, Create a shape that has </text:span><text:span text:style-name="T1">its height &amp; width set to the greater dimension of the image</text:span><text:span text:style-name="T2">.<text:line-break/><text:line-break/>Center the image with the shape.<text:line-break/><text:line-break/>Make the shape stroke-less and fill-less so it doesn’t affect the image visually.<text:line-break/><text:line-break/>Export the image.<text:line-break/></text:span></text:p>
      <text:p text:style-name="P2">Go to<text:line-break/><text:a xlink:type="simple" xlink:href="https://redketchup.io/icon-converter" text:style-name="Internet_20_link" text:visited-style-name="Visited_20_Internet_20_Link"><text:span text:style-name="T3">https://redketchup.io/icon-converter</text:span></text:a><text:span text:style-name="T4"><text:line-break/></text:span>In order to convert the image into Ico.<text:line-break/></text:p>
      <text:p text:style-name="P2"><text:span text:style-name="T5">Import the image</text:span><text:line-break/></text:p>
      <text:p text:style-name="P2">Set the Ico Size to 256.<text:line-break/></text:p>
      <text:p text:style-name="P2"><text:span text:style-name="T5">Click the download button</text:span>.<text:line-break/><text:span text:style-name="T5">Once taken to the Ico preveiw page, Click the Download button again.</text:span></text:p>
      <text:p text:style-name="P2"/>
      <text:p text:style-name="P3"><text:soft-page-break/>Note: This is best for logos, Where creating “Fake” equal dimension doesn’t heart it,</text:p>
      <text:p text:style-name="P3">Unlike Posters and images where the fake height has to be filled.<text:line-break/>In those cases, You must trim down the greater dimension of the image to be equal to its lesser on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21:46:39.649583800</meta:creation-date>
    <dc:date>2025-10-06T01:07:56.736848600</dc:date>
    <meta:editing-duration>PT30M49S</meta:editing-duration>
    <meta:editing-cycles>9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7" meta:word-count="148" meta:character-count="846" meta:non-whitespace-character-count="697"/>
  </office:meta>
</office:document-meta>
</file>